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04e8" officeooo:paragraph-rsid="001b04e8"/>
    </style:style>
    <style:style style:name="P2" style:family="paragraph" style:parent-style-name="Preformatted_20_Text">
      <style:text-properties fo:font-weight="bold" officeooo:rsid="001b04e8" officeooo:paragraph-rsid="001b04e8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1b04e8" officeooo:paragraph-rsid="001b04e8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normal" officeooo:rsid="001b04e8" officeooo:paragraph-rsid="001b04e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 Status Codes:</text:p>
      <text:p text:style-name="P1"/>
      <text:p text:style-name="P1"/>
      <text:p text:style-name="P1">100 Continue</text:p>
      <text:p text:style-name="P1">101 Switching Protocols</text:p>
      <text:p text:style-name="P1">102 Processing (WebDAV)</text:p>
      <text:p text:style-name="P1">200 OK</text:p>
      <text:p text:style-name="P1">201 Created</text:p>
      <text:p text:style-name="P1">202 Accepted</text:p>
      <text:p text:style-name="P1">203 Non-Authoritative Information</text:p>
      <text:p text:style-name="P1">204 No Content</text:p>
      <text:p text:style-name="P1">205 Reset Content</text:p>
      <text:p text:style-name="P1">206 Partial Content</text:p>
      <text:p text:style-name="P1">207 Multi-Status (WebDAV)</text:p>
      <text:p text:style-name="P1">208 Already Reported (WebDAV)</text:p>
      <text:p text:style-name="P1">226 IM Used</text:p>
      <text:p text:style-name="P1">300 Multiple Choices</text:p>
      <text:p text:style-name="P1">301 Moved Permanently</text:p>
      <text:p text:style-name="P1">302 Found</text:p>
      <text:p text:style-name="P1">303 See Other</text:p>
      <text:p text:style-name="P1">304 Not Modified</text:p>
      <text:p text:style-name="P1">305 Use Proxy</text:p>
      <text:p text:style-name="P1">306 (Unused)</text:p>
      <text:p text:style-name="P1">307 Temporary Redirect</text:p>
      <text:p text:style-name="P1">308 Permanent Redirect (experimental)</text:p>
      <text:p text:style-name="P4">4xx Client Error</text:p>
      <text:p text:style-name="P1">400 Bad Request</text:p>
      <text:p text:style-name="P1">401 Unauthorized</text:p>
      <text:p text:style-name="P1">402 Payment Required</text:p>
      <text:p text:style-name="P1">403 Forbidden</text:p>
      <text:p text:style-name="P1">404 Not Found</text:p>
      <text:p text:style-name="P1">405 Method Not Allowed</text:p>
      <text:p text:style-name="P1">406 Not Acceptable</text:p>
      <text:p text:style-name="P1">407 Proxy Authentication Required</text:p>
      <text:p text:style-name="P1">408 Request Timeout</text:p>
      <text:p text:style-name="P1">409 Conflict</text:p>
      <text:p text:style-name="P1">410 Gone</text:p>
      <text:p text:style-name="P1">411 Length Required</text:p>
      <text:p text:style-name="P1">412 Precondition Failed413 Request Entity Too Large</text:p>
      <text:p text:style-name="P1">414 Request-URI Too Long</text:p>
      <text:p text:style-name="P1">415 Unsupported Media Type</text:p>
      <text:p text:style-name="P1">416 Requested Range Not Satisfiable</text:p>
      <text:p text:style-name="P1">417 Expectation Failed</text:p>
      <text:p text:style-name="P1">418 I'm a teapot (RFC 2324)</text:p>
      <text:p text:style-name="P1">420 Enhance Your Calm (Twitter)</text:p>
      <text:p text:style-name="P1">422 Unprocessable Entity (WebDAV)</text:p>
      <text:p text:style-name="P1">423 Locked (WebDAV)</text:p>
      <text:p text:style-name="P1">424 Failed Dependency (WebDAV)</text:p>
      <text:p text:style-name="P1">425 Reserved for WebDAV</text:p>
      <text:p text:style-name="P1">426 Upgrade Required</text:p>
      <text:p text:style-name="P1">428 Precondition Required</text:p>
      <text:p text:style-name="P1">429 Too Many Requests</text:p>
      <text:p text:style-name="P1">431 Request Header Fields Too Large</text:p>
      <text:p text:style-name="P1">444 No Response (Nginx)</text:p>
      <text:p text:style-name="P1">449 Retry With (Microsoft)</text:p>
      <text:p text:style-name="P1">450 Blocked by Windows Parental Controls (Microsoft)</text:p>
      <text:p text:style-name="P1">451 Unavailable For Legal Reasons</text:p>
      <text:p text:style-name="P1">499 Client Closed Request (Nginx) </text:p>
      <text:p text:style-name="P3">5xx Server Error</text:p>
      <text:p text:style-name="P1">500 Internal Server Error</text:p>
      <text:p text:style-name="P1">501 Not Implemented</text:p>
      <text:p text:style-name="P1">502 Bad Gateway</text:p>
      <text:p text:style-name="P1">503 Service Unavailable</text:p>
      <text:p text:style-name="P1">504 Gateway Timeout</text:p>
      <text:p text:style-name="P1"><text:soft-page-break/>505 HTTP Version Not Supported</text:p>
      <text:p text:style-name="P1">506 Variant Also Negotiates (Experimental)</text:p>
      <text:p text:style-name="P1">507 Insufficient Storage (WebDAV)</text:p>
      <text:p text:style-name="P1">508 Loop Detected (WebDAV)</text:p>
      <text:p text:style-name="P1">509 Bandwidth Limit Exceeded (Apache)</text:p>
      <text:p text:style-name="P1">510 Not Extended</text:p>
      <text:p text:style-name="P1">511 Network Authentication Required</text:p>
      <text:p text:style-name="P1">598 Network read timeout error</text:p>
      <text:p text:style-name="P1">599 Network connect timeout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8T22:53:16.102422671</dc:date>
    <meta:editing-duration>PT5M30S</meta:editing-duration>
    <meta:editing-cycles>1</meta:editing-cycles>
    <meta:document-statistic meta:table-count="0" meta:image-count="0" meta:object-count="0" meta:page-count="2" meta:paragraph-count="71" meta:word-count="251" meta:character-count="1629" meta:non-whitespace-character-count="1448"/>
    <meta:generator>LibreOffice/5.1.6.2$Linux_X86_64 LibreOffice_project/10m0$Build-2</meta:generator>
  </office:meta>
</office:document-meta>
</file>